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Handler.Simpl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Mapping.TestHandlerMapping( @ Nullable PathPattern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AbstractHandlerMappingTests.preflightRequestWithoutCorsConfig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AbstractHandlerMappingTests.getCorsRequest(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AbstractHandlerMappingTests.actualRequestWithCorsConfigSource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AbstractHandlerMappingTests.actualRequestWithMappedPatternCorsConfiguration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sAbstractHandlerMappingTests.preflightRequestWithMappedCorsConfig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HandlerMapping.getCorsHandlerExecutionChain( HttpServletRequest request , HandlerExecutionChain chain , @ Nullable Cors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AbstractHandlerMappingTests.createCorsRequest( HttpMethod method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AbstractHandlerMappingTests.preflightRequestWithCorsConfigSource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sAbstractHandlerMapping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AbstractHandlerMappingTests.getPreFlightRequest(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Mapping.getHandlerInternal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sAbstractHandlerMappingTests.actualRequestWithoutCorsConfig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HandlerMapping.getRequired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sAwareHandler.getCorsConfiguratio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CorsConfigurationSource.getCorsConfiguratio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sAbstractHandlerMappingTests.actualRequestWithMappedCorsConfig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HandlerMapping.initLookupPath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HandlerMapping.hasSaved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AbstractHandlerMappingTests.preflightRequestWithCorsConfigProvider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sAbstractHandlerMappingTests.actualRequestWithCorsConfigProvider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Handler.handle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sAbstractHandlerMappingTests.actualRequestWithCorsConfigProviderForHandlerChain(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HandlerMapping.Test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